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</style:style>
    <style:style style:name="P3" style:family="paragraph">
      <style:text-properties fo:font-family="'Courier 10 Pitch'" style:font-pitch="fixed" fo:font-size="22pt" style:font-size-asian="22pt" style:font-size-complex="22pt"/>
    </style:style>
    <style:style style:name="T1" style:family="text">
      <style:text-properties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2.721cm" svg:x="2.27cm" svg:y="7.169cm">
          <text:p text:style-name="P1">Extração dos meta-dados do </text:p>
          <text:p text:style-name="P1">sistema de controle de vers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6.08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.905cm" svg:height="1.905cm" svg:x="6.08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9.525cm" svg:height="2.721cm" svg:x="2.27cm" svg:y="13.519cm">
          <text:p text:style-name="P1">Cálculo das métricas sobre todas</text:p>
          <text:p text:style-name="P1">as versões do código-fon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08cm" svg:x="5.444cm" svg:y="16.24cm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905cm" svg:height="1.905cm" svg:x="12.43cm" svg:y="14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08cm" svg:height="2.54cm" svg:x="14.97cm" svg:y="13.7cm">
          <text:p text:style-name="P1">Extração das </text:p>
          <text:p text:style-name="P1">informaçõ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2.721cm" svg:x="2.27cm" svg:y="1.454cm">
          <text:p text:style-name="P1">Download do</text:p>
          <text:p text:style-name="P1">repositório</text:p>
          <draw:enhanced-geometry svg:viewBox="0 0 21600 21600" draw:type="rectangle" draw:enhanced-path="M 0 0 L 21600 0 21600 21600 0 21600 0 0 Z N"/>
        </draw:custom-shape>
        <draw:frame draw:style-name="gr4" draw:layer="layout" svg:width="8.89cm" svg:height="1.864cm" svg:x="7.985cm" svg:y="4.81cm">
          <draw:text-box>
            <text:p><text:span text:style-name="T1">SCMCloneTask.java</text:span></text:p>
            <text:p/>
          </draw:text-box>
        </draw:frame>
        <draw:frame draw:style-name="gr4" draw:layer="layout" svg:width="11.43cm" svg:height="2.766cm" svg:x="7.985cm" svg:y="10.525cm">
          <draw:text-box>
            <text:p><text:span text:style-name="T1">ParseSCMLogTask.java</text:span></text:p>
            <text:p><text:span text:style-name="T1"/></text:p>
            <text:p/>
          </draw:text-box>
        </draw:frame>
        <draw:frame draw:style-name="gr5" draw:text-style-name="P3" draw:layer="layout" svg:width="13.97cm" svg:height="2.79cm" svg:x="1.635cm" svg:y="19.8cm">
          <draw:text-box>
            <text:p text:style-name="P3"><text:span text:style-name="T1">CalculateMetricTask.ja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18:13:27</meta:creation-date>
    <dc:date>2012-05-08T19:02:49</dc:date>
    <meta:editing-duration>PT33M22S</meta:editing-duration>
    <meta:editing-cycles>3</meta:editing-cycles>
    <meta:generator>LibreOffice/3.3$Unix LibreOffice_project/330m19$Build-202</meta:generator>
    <meta:document-statistic meta:object-count="11"/>
  </office:meta>
</office:document-meta>
</file>